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38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cd82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e1bee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af378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1af378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weight="bold" officeooo:rsid="0053cfa0" officeooo:paragraph-rsid="001af378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weight="bold" officeooo:rsid="0057defb" officeooo:paragraph-rsid="001af378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weight="bold" officeooo:rsid="005b0039" officeooo:paragraph-rsid="001af378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weight="bold" officeooo:rsid="005de786" officeooo:paragraph-rsid="001af378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af378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1af378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af378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weight="normal" officeooo:rsid="005591f8" officeooo:paragraph-rsid="001af378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weight="normal" officeooo:rsid="0056f041" officeooo:paragraph-rsid="001af378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normal" officeooo:rsid="0053cfa0" officeooo:paragraph-rsid="001af378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weight="normal" officeooo:rsid="005850d1" officeooo:paragraph-rsid="001af378" style:font-weight-asian="normal" style:font-weight-complex="normal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weight="normal" officeooo:rsid="005a6876" officeooo:paragraph-rsid="001af378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1af378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weight="normal" officeooo:rsid="005c6d85" officeooo:paragraph-rsid="001af378" style:font-weight-asian="normal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font-weight="normal" officeooo:rsid="005de786" officeooo:paragraph-rsid="001af378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font-weight="normal" officeooo:rsid="005ef6c9" officeooo:paragraph-rsid="001af378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font-weight="normal" officeooo:rsid="0060c6e7" officeooo:paragraph-rsid="001af378" style:font-weight-asian="normal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fo:font-weight="normal" officeooo:rsid="0012d99e" officeooo:paragraph-rsid="001af378" style:font-weight-asian="normal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af378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af378" style:font-weight-asian="normal" style:font-weight-complex="normal"/>
    </style:style>
    <style:style style:name="P38" style:family="paragraph" style:parent-style-name="Text_20_body">
      <style:paragraph-properties fo:line-height="100%" fo:text-align="justify" style:justify-single-word="false" style:writing-mode="lr-tb"/>
      <style:text-properties fo:font-weight="normal" officeooo:rsid="0012d99e" officeooo:paragraph-rsid="001af378" style:font-weight-asian="normal" style:font-weight-complex="normal"/>
    </style:style>
    <style:style style:name="P39" style:family="paragraph" style:parent-style-name="Text_20_body">
      <style:paragraph-properties fo:line-height="100%"/>
      <style:text-properties fo:font-weight="bold" officeooo:rsid="0010f89b" officeooo:paragraph-rsid="001af378" style:font-weight-asian="bold" style:font-weight-complex="bold"/>
    </style:style>
    <style:style style:name="P40" style:family="paragraph" style:parent-style-name="Text_20_body">
      <style:paragraph-properties fo:line-height="100%"/>
      <style:text-properties fo:font-weight="normal" officeooo:rsid="001872f3" officeooo:paragraph-rsid="001af378" style:font-weight-asian="normal" style:font-weight-complex="normal"/>
    </style:style>
    <style:style style:name="P41" style:family="paragraph" style:parent-style-name="Text_20_body">
      <style:paragraph-properties fo:line-height="100%"/>
      <style:text-properties fo:font-weight="normal" officeooo:rsid="0015d047" officeooo:paragraph-rsid="001af378" style:font-weight-asian="normal" style:font-weight-complex="normal"/>
    </style:style>
    <style:style style:name="P42" style:family="paragraph" style:parent-style-name="Text_20_body">
      <style:paragraph-properties fo:line-height="100%"/>
      <style:text-properties fo:font-weight="normal" officeooo:rsid="0010f89b" officeooo:paragraph-rsid="001af378" style:font-weight-asian="normal" style:font-weight-complex="normal"/>
    </style:style>
    <style:style style:name="P43" style:family="paragraph" style:parent-style-name="Text_20_body">
      <style:paragraph-properties fo:line-height="100%"/>
      <style:text-properties fo:font-weight="normal" officeooo:rsid="000ae5e1" officeooo:paragraph-rsid="001af378" style:font-weight-asian="normal" style:font-weight-complex="normal"/>
    </style:style>
    <style:style style:name="P44" style:family="paragraph" style:parent-style-name="Text_20_body">
      <style:paragraph-properties fo:line-height="100%"/>
      <style:text-properties fo:font-weight="normal" officeooo:paragraph-rsid="001af378" style:font-weight-asian="normal" style:font-weight-complex="normal"/>
    </style:style>
    <style:style style:name="P45" style:family="paragraph" style:parent-style-name="Text_20_body">
      <style:paragraph-properties fo:line-height="100%"/>
      <style:text-properties fo:font-weight="normal" officeooo:rsid="0012d99e" officeooo:paragraph-rsid="001af378" style:font-weight-asian="normal" style:font-weight-complex="normal"/>
    </style:style>
    <style:style style:name="P46" style:family="paragraph" style:parent-style-name="Text_20_body">
      <style:paragraph-properties fo:line-height="100%"/>
      <style:text-properties fo:color="#000000" style:text-line-through-style="none" style:text-line-through-type="none" style:font-name="Arial" fo:font-size="11pt" fo:font-style="normal" style:text-underline-style="none" fo:font-weight="normal" officeooo:rsid="0010f89b" officeooo:paragraph-rsid="001af3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02b0"/>
    </style:style>
    <style:style style:name="T3" style:family="text">
      <style:text-properties officeooo:rsid="001ccd82"/>
    </style:style>
    <style:style style:name="T4" style:family="text">
      <style:text-properties officeooo:rsid="002abd47"/>
    </style:style>
    <style:style style:name="T5" style:family="text">
      <style:text-properties officeooo:rsid="002b1b44"/>
    </style:style>
    <style:style style:name="T6" style:family="text">
      <style:text-properties officeooo:rsid="001b94c3"/>
    </style:style>
    <style:style style:name="T7" style:family="text">
      <style:text-properties officeooo:rsid="0056f041"/>
    </style:style>
    <style:style style:name="T8" style:family="text">
      <style:text-properties officeooo:rsid="0057defb"/>
    </style:style>
    <style:style style:name="T9" style:family="text">
      <style:text-properties officeooo:rsid="005850d1"/>
    </style:style>
    <style:style style:name="T10" style:family="text">
      <style:text-properties officeooo:rsid="005ef6c9"/>
    </style:style>
    <style:style style:name="T11" style:family="text">
      <style:text-properties officeooo:rsid="0015d047"/>
    </style:style>
    <style:style style:name="T12" style:family="text">
      <style:text-properties officeooo:rsid="0010f89b"/>
    </style:style>
    <style:style style:name="T13" style:family="text">
      <style:text-properties officeooo:rsid="0012d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 Case <text:span text:style-name="T2">#1</text:span></text:p>
      <text:p text:style-name="P13">Scenario: Admin Login</text:p>
      <text:p text:style-name="P13">Given the admin is not logged in</text:p>
      <text:p text:style-name="P13">And the admin didn't make any mistakes in typing in his account information</text:p>
      <text:p text:style-name="P13">When the admin clicks on login</text:p>
      <text:p text:style-name="P13">Then the admin will be redirected to the admin dashboard</text:p>
      <text:p text:style-name="P13"/>
      <text:p text:style-name="P11">Test Case <text:span text:style-name="T2">#2</text:span></text:p>
      <text:p text:style-name="P13">Scenario: Admin Logout</text:p>
      <text:p text:style-name="P13">Given the admin wants to logout</text:p>
      <text:p text:style-name="P13">And he is on a page with a logout button</text:p>
      <text:p text:style-name="P13">When the admin clicks the logout button </text:p>
      <text:p text:style-name="P13">Then the admin will be redirected to the homepage</text:p>
      <text:p text:style-name="P13"/>
      <text:p text:style-name="P11">Test Case <text:span text:style-name="T2">#3</text:span></text:p>
      <text:p text:style-name="P13">Scenario: Customer Login</text:p>
      <text:p text:style-name="P13">Give<text:span text:style-name="T3">n</text:span> the user is not logged in</text:p>
      <text:p text:style-name="P13">And there are no mistakes in the account information</text:p>
      <text:p text:style-name="P13">When the user clicks the login button</text:p>
      <text:p text:style-name="P13">Then the user will be redirected to the customer dashboard</text:p>
      <text:p text:style-name="P13"/>
      <text:p text:style-name="P11">Test Case <text:span text:style-name="T2">#4</text:span></text:p>
      <text:p text:style-name="P14">Scenario: Customer Logout</text:p>
      <text:p text:style-name="P14">Given the user is on a page with a logout button</text:p>
      <text:p text:style-name="P14">When the user clicks the logout button</text:p>
      <text:p text:style-name="P14">Then the user will be redirected to the homepage</text:p>
      <text:p text:style-name="P11">Test Case <text:span text:style-name="T2">#5</text:span></text:p>
      <text:p text:style-name="P15">Scenario: Customer Signup</text:p>
      <text:p text:style-name="P15">Given the customer haven't signed up yet</text:p>
      <text:p text:style-name="P15">And there are no mistakes on any of the sign up fields</text:p>
      <text:p text:style-name="P15">When the customer clicks on the Sign Up buttong</text:p>
      <text:p text:style-name="P15">Then the customer will be signed up </text:p>
      <text:p text:style-name="P15">And redirected to the homepage</text:p>
      <text:p text:style-name="P12"/>
      <text:p text:style-name="P16">Test Case <text:span text:style-name="T2">#6 </text:span></text:p>
      <text:p text:style-name="P22">Scenario: <text:span text:style-name="T4">View Orders</text:span></text:p>
      <text:p text:style-name="P23">Given <text:span text:style-name="T5">a customer who successfully made an order in the store page, </text:span></text:p>
      <text:p text:style-name="P24">And the customer is logged in the customer dashboard, <text:s/></text:p>
      <text:p text:style-name="P24">When the customer clicks on “My Orders”, </text:p>
      <text:p text:style-name="P24">Then the customer should the order he made in the order list. </text:p>
      <text:p text:style-name="P17"/>
      <text:p text:style-name="P18">Test Case #<text:span text:style-name="T6">7</text:span> </text:p>
      <text:p text:style-name="P25">Scenario: <text:span text:style-name="T7">View Wishlist</text:span></text:p>
      <text:p text:style-name="P26"><text:soft-page-break/>Given a customer who is logged in, </text:p>
      <text:p text:style-name="P26">When the customer clicks on “<text:span text:style-name="T8">My Wishlist</text:span>” <text:span text:style-name="T8">link</text:span>,</text:p>
      <text:p text:style-name="P26">Then the <text:span text:style-name="T9">customer's wishlist items should show up in the table</text:span></text:p>
      <text:p text:style-name="P27"/>
      <text:p text:style-name="P19">Test Case #<text:span text:style-name="T6">7.1</text:span> </text:p>
      <text:p text:style-name="P28">Scenario: View Wishlist – No wishlist items </text:p>
      <text:p text:style-name="P28">Given a customer,</text:p>
      <text:p text:style-name="P28">And the customer is logged in the customer dashboard,</text:p>
      <text:p text:style-name="P29">When the customer clicks on “My Wishlist” link, </text:p>
      <text:p text:style-name="P29">Then a message should appear on the screen saying that “No items has been added to wishlist”</text:p>
      <text:p text:style-name="P29"/>
      <text:p text:style-name="P20">Test Case #<text:span text:style-name="T6">8</text:span></text:p>
      <text:p text:style-name="P30">Scenario: View Reviews</text:p>
      <text:p text:style-name="P31">Given a customer</text:p>
      <text:p text:style-name="P31">And the customer is logged in the customer dashboard</text:p>
      <text:p text:style-name="P31">When the customer clicks on “View Reviews” link,</text:p>
      <text:p text:style-name="P31">And the customer has submitted a review for a product he bought</text:p>
      <text:p text:style-name="P31">Then the review should appear on the table</text:p>
      <text:p text:style-name="P31"/>
      <text:p text:style-name="P20">Test Case #<text:span text:style-name="T6">9</text:span> </text:p>
      <text:p text:style-name="P30">Scenario: Re-order products</text:p>
      <text:p text:style-name="P32">Given a customer</text:p>
      <text:p text:style-name="P32">And the customer is logged in the customer dashboard</text:p>
      <text:p text:style-name="P32">When the customer clicks on “View orders” link, </text:p>
      <text:p text:style-name="P32">And the customer clicks on a product in the Orders page,</text:p>
      <text:p text:style-name="P32">And the customer inputs a quantity to reorder, </text:p>
      <text:p text:style-name="P32">And the customer <text:span text:style-name="T10">clicks on “Re-order” button</text:span></text:p>
      <text:p text:style-name="P33">Then the product should appear on his cart</text:p>
      <text:p text:style-name="P21"/>
      <text:p text:style-name="P20">Test Case #<text:span text:style-name="T6">10</text:span></text:p>
      <text:p text:style-name="P30">Scenario: Update profile settings</text:p>
      <text:p text:style-name="P34">Given a customer,</text:p>
      <text:p text:style-name="P34">And the customer is registered and logged in the system,</text:p>
      <text:p text:style-name="P34">When the customer clicks on “Update Profile Settings”,</text:p>
      <text:p text:style-name="P34">And the customer clicks on “Edit Profile”,</text:p>
      <text:p text:style-name="P34">And the customer updates the form fields,</text:p>
      <text:p text:style-name="P34">And the customer clicks on submit,</text:p>
      <text:p text:style-name="P34">Then the customer's profile should be updated</text:p>
      <text:p text:style-name="P34"/>
      <text:p text:style-name="P35"/>
      <text:p text:style-name="P39">Test Case #<text:span text:style-name="T6">11</text:span></text:p>
      <text:p text:style-name="P40">Scenario: <text:span text:style-name="T11">View customer orders</text:span></text:p>
      <text:p text:style-name="P40"><text:soft-page-break/>Given a customer</text:p>
      <text:p text:style-name="P40">And the products that the customer ordered</text:p>
      <text:p text:style-name="P40">And the admin is in the admin dashboar</text:p>
      <text:p text:style-name="P40">When the admin clicks the view customer orders tab</text:p>
      <text:p text:style-name="P40">Then the list of customer orders is displayed</text:p>
      <text:p text:style-name="P41"/>
      <text:p text:style-name="P39">Test Case #<text:span text:style-name="T6">12</text:span></text:p>
      <text:p text:style-name="P40">Scenario: <text:span text:style-name="T11">Add products</text:span></text:p>
      <text:p text:style-name="P40">Given a product details</text:p>
      <text:p text:style-name="P40">And the admin is in the admin dashboard</text:p>
      <text:p text:style-name="P40">When the admin clicks the add product tab</text:p>
      <text:p text:style-name="P40">Then the product is added</text:p>
      <text:p text:style-name="P40"/>
      <text:p text:style-name="P39">Test Case #<text:span text:style-name="T6">13</text:span></text:p>
      <text:p text:style-name="P40">Scenario: <text:span text:style-name="T11">View products</text:span></text:p>
      <text:p text:style-name="P40">Given the products</text:p>
      <text:p text:style-name="P40">And the admin is in the admin dashboard</text:p>
      <text:p text:style-name="P40">When the admin clicks the view products tab</text:p>
      <text:p text:style-name="P40">Then the list of products is displayed</text:p>
      <text:p text:style-name="P40"/>
      <text:p text:style-name="P39">Test Case #1<text:span text:style-name="T6">4</text:span></text:p>
      <text:p text:style-name="P40">Scenario: <text:span text:style-name="T11">View Customers</text:span></text:p>
      <text:p text:style-name="P40">Given the customers</text:p>
      <text:p text:style-name="P40">And the admin is in the admin dashboard</text:p>
      <text:p text:style-name="P40">When the admin clicks the view customers tab</text:p>
      <text:p text:style-name="P40">Then the list of customers is displayed</text:p>
      <text:p text:style-name="P40"/>
      <text:p text:style-name="P39">Test Case #1<text:span text:style-name="T6">5</text:span></text:p>
      <text:p text:style-name="P40">Scenario: <text:span text:style-name="T11">View Sales Report</text:span></text:p>
      <text:p text:style-name="P40">Given the list of products sold</text:p>
      <text:p text:style-name="P40">And the admin is in the admin dashboar<text:span text:style-name="T6">d</text:span></text:p>
      <text:p text:style-name="P40">When the admin clicks the view sales report tab</text:p>
      <text:p text:style-name="P40"><text:soft-page-break/>Then the sales report is displayed</text:p>
      <text:p text:style-name="P39"/>
      <text:p text:style-name="P36"/>
      <text:p text:style-name="P39">Test Case #1<text:span text:style-name="T6">6</text:span></text:p>
      <text:p text:style-name="P22">Scenario: <text:span text:style-name="T12">Filter Products</text:span></text:p>
      <text:p text:style-name="P37">Given the categories of products</text:p>
      <text:p text:style-name="P37">And the customer is in the category page</text:p>
      <text:p text:style-name="P37">When the customer clicks a category</text:p>
      <text:p text:style-name="P37">Then <text:span text:style-name="T13">the system will show the filtered products inside the selected category</text:span></text:p>
      <text:p text:style-name="P24"/>
      <text:p text:style-name="P39">Test Case #<text:span text:style-name="T6">17</text:span></text:p>
      <text:p text:style-name="P42">Scenario: Product Social Sharing</text:p>
      <text:p text:style-name="P42">Given the product </text:p>
      <text:p text:style-name="P42">And the customer is in the product page</text:p>
      <text:p text:style-name="P42">When the customer clicks the social media site icon</text:p>
      <text:p text:style-name="P42">Then the customer will redirected to that site </text:p>
      <text:p text:style-name="P42">And the product is shared</text:p>
      <text:p text:style-name="P42"/>
      <text:p text:style-name="P39">Test Case #<text:span text:style-name="T6">18</text:span></text:p>
      <text:p text:style-name="P43"><text:span text:style-name="T12">Scenario: </text:span>Add to Wishlist</text:p>
      <text:p text:style-name="P43"><text:span text:style-name="T12">Given the product</text:span> </text:p>
      <text:p text:style-name="P42">And the customer is on the product page</text:p>
      <text:p text:style-name="P42">When the customer clicks the add to wishlist button</text:p>
      <text:p text:style-name="P42">Then the product will be added on the customer's wishlist</text:p>
      <text:p text:style-name="P39"/>
      <text:p text:style-name="P39">Test Case #<text:span text:style-name="T6">19</text:span></text:p>
      <text:p text:style-name="P44"><text:span text:style-name="T12">Scenario: </text:span>Search Product</text:p>
      <text:p text:style-name="P42">Given the product exists</text:p>
      <text:p text:style-name="P42">And the customer is on the store page</text:p>
      <text:p text:style-name="P42">When the customer enters some product information in the search bar</text:p>
      <text:p text:style-name="P42">Then the customer can view the product he/she searched</text:p>
      <text:p text:style-name="P39"/>
      <text:p text:style-name="P39">Test Case #<text:span text:style-name="T6">20</text:span></text:p>
      <text:p text:style-name="P44"><text:span text:style-name="T12">Scenario: Add</text:span> Feedback</text:p>
      <text:p text:style-name="P46"><text:soft-page-break/>Given a product with details ,</text:p>
      <text:p text:style-name="P42">And customer is in the product page</text:p>
      <text:p text:style-name="P44"><text:span text:style-name="T12">When the customer</text:span> <text:span text:style-name="T12">fills up the form successfully,</text:span></text:p>
      <text:p text:style-name="P42">And clicks the submit button</text:p>
      <text:p text:style-name="P42">Then the feedback will be posted on the feedback portion of the product page</text:p>
      <text:p text:style-name="P42"/>
      <text:p text:style-name="P39">Test Case #<text:span text:style-name="T6">21</text:span></text:p>
      <text:p text:style-name="P42"><text:span text:style-name="T13">Scenario: View </text:span>Related Product</text:p>
      <text:p text:style-name="P45">Given a product <text:s/>detail</text:p>
      <text:p text:style-name="P45">And the customer is in the product page</text:p>
      <text:p text:style-name="P45">When the customer clicks on a product</text:p>
      <text:p text:style-name="P45">Then the system will generate the related products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9T18:24:31.260429964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41" meta:word-count="888" meta:character-count="4945" meta:non-whitespace-character-count="4177"/>
  </office:meta>
</office:document-meta>
</file>